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color="#000000"/>
    </style:style>
    <style:style style:name="P18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92/2022<text:bookmark-end text:name="Text14"/></text:p>
            <text:p text:style-name="Normální">KVOP-60890/2022<text:bookmark-end text:name="Text2"/></text:p>
            <text:p text:style-name="Normální"><text:bookmark-start text:name="Text6"/>06. 12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text:s/></text:p>
            <text:p text:style-name="Normální"><text:bookmark-start text:name="Text9"/>Mgr.<text:s/><text:bookmark-end text:name="Text9"/>P. J. N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<text:s/>o poskytnutí informace<text:s/></text:h>
      <text:p text:style-name="Základnítext">Vážený pane magistře,</text:p>
      <text:p text:style-name="Základnítext">dne<text:s/><text:span text:style-name="T17">1. prosince 2022</text:span><text:s/>obdržela Kancelář veřejného ochránce práv Vaši žádost o informace. Žádáte o zaslání Koncepce vězeňství do roku 2025.<text:s/></text:p>
      <text:p text:style-name="Základnítext">Uvedené zasílám v příloze.</text:p>
      <text:p text:style-name="Základnítext">S pozdravem</text:p>
      <text:p text:style-name="P18">JUDr. Pavel Pořízek, Ph.D.</text:p>
      <text:p text:style-name="podpis">vedoucí Kanceláře veřejného ochránce práv</text:p>
      <text:p text:style-name="Normální"/>
      <text:p text:style-name="Normální"/>
      <text:p text:style-name="Příloha"/>
      <text:p text:style-name="Příloha"/>
      <text:p text:style-name="Příloha">Příloha</text:p>
      <text:p text:style-name="Normální">Koncepce vězeňství do roku 2025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4QPB*</text:span></text:p>
        <text:p text:style-name="P12"><text:span text:style-name="T13">KVOPX00D4QPB</text:span>KVOPX00D4QPB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1-23T12:51:00Z</meta:creation-date>
    <dc:date>2023-01-23T13:07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68" meta:character-count="469" meta:row-count="3" meta:non-whitespace-character-count="402"/>
  </office:meta>
</office:document-meta>
</file>